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14.5" table:style-name="ce1">
            <text:p>114.5</text:p>
          </table:table-cell>
          <table:table-cell office:value-type="float" office:value="999.6" table:style-name="ce1">
            <text:p>999.6</text:p>
          </table:table-cell>
          <table:table-cell office:value-type="float" office:value="1.4039999999999999" table:style-name="ce1">
            <text:p>1.40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4.7" table:style-name="ce1">
            <text:p>114.7</text:p>
          </table:table-cell>
          <table:table-cell office:value-type="float" office:value="999.6" table:style-name="ce1">
            <text:p>999.6</text:p>
          </table:table-cell>
          <table:table-cell office:value-type="float" office:value="1.4059999999999999" table:style-name="ce1">
            <text:p>1.406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1.6" table:style-name="ce1">
            <text:p>111.6</text:p>
          </table:table-cell>
          <table:table-cell office:value-type="float" office:value="999.6" table:style-name="ce1">
            <text:p>999.6</text:p>
          </table:table-cell>
          <table:table-cell office:value-type="float" office:value="1.3680000000000001" table:style-name="ce1">
            <text:p>1.36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0.1" table:style-name="ce1">
            <text:p>110.1</text:p>
          </table:table-cell>
          <table:table-cell office:value-type="float" office:value="999.6" table:style-name="ce1">
            <text:p>999.6</text:p>
          </table:table-cell>
          <table:table-cell office:value-type="float" office:value="1.35" table:style-name="ce1">
            <text:p>1.3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2" table:style-name="ce1">
            <text:p>109.2</text:p>
          </table:table-cell>
          <table:table-cell office:value-type="float" office:value="999.6" table:style-name="ce1">
            <text:p>999.6</text:p>
          </table:table-cell>
          <table:table-cell office:value-type="float" office:value="1.339" table:style-name="ce1">
            <text:p>1.33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999.6" table:style-name="ce1">
            <text:p>999.6</text:p>
          </table:table-cell>
          <table:table-cell office:value-type="float" office:value="1.3120000000000001" table:style-name="ce1">
            <text:p>1.31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4" table:style-name="ce1">
            <text:p>106.4</text:p>
          </table:table-cell>
          <table:table-cell office:value-type="float" office:value="999.6" table:style-name="ce1">
            <text:p>999.6</text:p>
          </table:table-cell>
          <table:table-cell office:value-type="float" office:value="1.304" table:style-name="ce1">
            <text:p>1.30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2" table:style-name="ce1">
            <text:p>105.2</text:p>
          </table:table-cell>
          <table:table-cell office:value-type="float" office:value="999.6" table:style-name="ce1">
            <text:p>999.6</text:p>
          </table:table-cell>
          <table:table-cell office:value-type="float" office:value="1.29" table:style-name="ce1">
            <text:p>1.2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0.3" table:style-name="ce1">
            <text:p>110.3</text:p>
          </table:table-cell>
          <table:table-cell office:value-type="float" office:value="999.6" table:style-name="ce1">
            <text:p>999.6</text:p>
          </table:table-cell>
          <table:table-cell office:value-type="float" office:value="1.3520000000000001" table:style-name="ce1">
            <text:p>1.35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0.7" table:style-name="ce1">
            <text:p>110.7</text:p>
          </table:table-cell>
          <table:table-cell office:value-type="float" office:value="999.6" table:style-name="ce1">
            <text:p>999.6</text:p>
          </table:table-cell>
          <table:table-cell office:value-type="float" office:value="1.357" table:style-name="ce1">
            <text:p>1.35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7" table:style-name="ce1">
            <text:p>106.7</text:p>
          </table:table-cell>
          <table:table-cell office:value-type="float" office:value="999.6" table:style-name="ce1">
            <text:p>999.6</text:p>
          </table:table-cell>
          <table:table-cell office:value-type="float" office:value="1.3080000000000001" table:style-name="ce1">
            <text:p>1.30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6" table:style-name="ce1">
            <text:p>107.6</text:p>
          </table:table-cell>
          <table:table-cell office:value-type="float" office:value="999.6" table:style-name="ce1">
            <text:p>999.6</text:p>
          </table:table-cell>
          <table:table-cell office:value-type="float" office:value="1.319" table:style-name="ce1">
            <text:p>1.31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3" table:style-name="ce1">
            <text:p>105.3</text:p>
          </table:table-cell>
          <table:table-cell office:value-type="float" office:value="999.6" table:style-name="ce1">
            <text:p>999.6</text:p>
          </table:table-cell>
          <table:table-cell office:value-type="float" office:value="1.2909999999999999" table:style-name="ce1">
            <text:p>1.29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4" table:style-name="ce1">
            <text:p>103.4</text:p>
          </table:table-cell>
          <table:table-cell office:value-type="float" office:value="999.6" table:style-name="ce1">
            <text:p>999.6</text:p>
          </table:table-cell>
          <table:table-cell office:value-type="float" office:value="1.268" table:style-name="ce1">
            <text:p>1.26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2" table:style-name="ce1">
            <text:p>103.2</text:p>
          </table:table-cell>
          <table:table-cell office:value-type="float" office:value="999.6" table:style-name="ce1">
            <text:p>999.6</text:p>
          </table:table-cell>
          <table:table-cell office:value-type="float" office:value="1.2649999999999999" table:style-name="ce1">
            <text:p>1.26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1.9" table:style-name="ce1">
            <text:p>101.9</text:p>
          </table:table-cell>
          <table:table-cell office:value-type="float" office:value="999.6" table:style-name="ce1">
            <text:p>999.6</text:p>
          </table:table-cell>
          <table:table-cell office:value-type="float" office:value="1.2490000000000001" table:style-name="ce1">
            <text:p>1.24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3" table:style-name="ce1">
            <text:p>109.3</text:p>
          </table:table-cell>
          <table:table-cell office:value-type="float" office:value="999.6" table:style-name="ce1">
            <text:p>999.6</text:p>
          </table:table-cell>
          <table:table-cell office:value-type="float" office:value="1.34" table:style-name="ce1">
            <text:p>1.3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8.9" table:style-name="ce1">
            <text:p>108.9</text:p>
          </table:table-cell>
          <table:table-cell office:value-type="float" office:value="999.6" table:style-name="ce1">
            <text:p>999.6</text:p>
          </table:table-cell>
          <table:table-cell office:value-type="float" office:value="1.335" table:style-name="ce1">
            <text:p>1.33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2" table:style-name="ce1">
            <text:p>107.2</text:p>
          </table:table-cell>
          <table:table-cell office:value-type="float" office:value="999.6" table:style-name="ce1">
            <text:p>999.6</text:p>
          </table:table-cell>
          <table:table-cell office:value-type="float" office:value="1.3140000000000001" table:style-name="ce1">
            <text:p>1.31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1" table:style-name="ce1">
            <text:p>107.1</text:p>
          </table:table-cell>
          <table:table-cell office:value-type="float" office:value="999.6" table:style-name="ce1">
            <text:p>999.6</text:p>
          </table:table-cell>
          <table:table-cell office:value-type="float" office:value="1.3129999999999999" table:style-name="ce1">
            <text:p>1.31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99.6" table:style-name="ce1">
            <text:p>999.6</text:p>
          </table:table-cell>
          <table:table-cell office:value-type="float" office:value="1.3" table:style-name="ce1">
            <text:p>1.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6" table:style-name="ce1">
            <text:p>106.6</text:p>
          </table:table-cell>
          <table:table-cell office:value-type="float" office:value="999.6" table:style-name="ce1">
            <text:p>999.6</text:p>
          </table:table-cell>
          <table:table-cell office:value-type="float" office:value="1.3069999999999999" table:style-name="ce1">
            <text:p>1.30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4.8" table:style-name="ce1">
            <text:p>104.8</text:p>
          </table:table-cell>
          <table:table-cell office:value-type="float" office:value="999.6" table:style-name="ce1">
            <text:p>999.6</text:p>
          </table:table-cell>
          <table:table-cell office:value-type="float" office:value="1.2849999999999999" table:style-name="ce1">
            <text:p>1.28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4.7" table:style-name="ce1">
            <text:p>104.7</text:p>
          </table:table-cell>
          <table:table-cell office:value-type="float" office:value="999.6" table:style-name="ce1">
            <text:p>999.6</text:p>
          </table:table-cell>
          <table:table-cell office:value-type="float" office:value="1.284" table:style-name="ce1">
            <text:p>1.28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1" table:style-name="ce1">
            <text:p>107.1</text:p>
          </table:table-cell>
          <table:table-cell office:value-type="float" office:value="999.6" table:style-name="ce1">
            <text:p>999.6</text:p>
          </table:table-cell>
          <table:table-cell office:value-type="float" office:value="1.3129999999999999" table:style-name="ce1">
            <text:p>1.31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7" table:style-name="ce1">
            <text:p>106.7</text:p>
          </table:table-cell>
          <table:table-cell office:value-type="float" office:value="999.6" table:style-name="ce1">
            <text:p>999.6</text:p>
          </table:table-cell>
          <table:table-cell office:value-type="float" office:value="1.3080000000000001" table:style-name="ce1">
            <text:p>1.30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6" table:style-name="ce1">
            <text:p>106.6</text:p>
          </table:table-cell>
          <table:table-cell office:value-type="float" office:value="999.6" table:style-name="ce1">
            <text:p>999.6</text:p>
          </table:table-cell>
          <table:table-cell office:value-type="float" office:value="1.3069999999999999" table:style-name="ce1">
            <text:p>1.30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1" table:style-name="ce1">
            <text:p>105.1</text:p>
          </table:table-cell>
          <table:table-cell office:value-type="float" office:value="999.6" table:style-name="ce1">
            <text:p>999.6</text:p>
          </table:table-cell>
          <table:table-cell office:value-type="float" office:value="1.2889999999999999" table:style-name="ce1">
            <text:p>1.28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1" table:style-name="ce1">
            <text:p>103.1</text:p>
          </table:table-cell>
          <table:table-cell office:value-type="float" office:value="999.6" table:style-name="ce1">
            <text:p>999.6</text:p>
          </table:table-cell>
          <table:table-cell office:value-type="float" office:value="1.264" table:style-name="ce1">
            <text:p>1.26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2.9" table:style-name="ce1">
            <text:p>102.9</text:p>
          </table:table-cell>
          <table:table-cell office:value-type="float" office:value="999.6" table:style-name="ce1">
            <text:p>999.6</text:p>
          </table:table-cell>
          <table:table-cell office:value-type="float" office:value="1.262" table:style-name="ce1">
            <text:p>1.26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2.8" table:style-name="ce1">
            <text:p>102.8</text:p>
          </table:table-cell>
          <table:table-cell office:value-type="float" office:value="999.6" table:style-name="ce1">
            <text:p>999.6</text:p>
          </table:table-cell>
          <table:table-cell office:value-type="float" office:value="1.26" table:style-name="ce1">
            <text:p>1.26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2.7" table:style-name="ce1">
            <text:p>102.7</text:p>
          </table:table-cell>
          <table:table-cell office:value-type="float" office:value="999.6" table:style-name="ce1">
            <text:p>999.6</text:p>
          </table:table-cell>
          <table:table-cell office:value-type="float" office:value="1.2589999999999999" table:style-name="ce1">
            <text:p>1.25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23.8" table:style-name="ce1">
            <text:p>123.8</text:p>
          </table:table-cell>
          <table:table-cell office:value-type="float" office:value="999.6" table:style-name="ce1">
            <text:p>999.6</text:p>
          </table:table-cell>
          <table:table-cell office:value-type="float" office:value="1.518" table:style-name="ce1">
            <text:p>1.51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20.7" table:style-name="ce1">
            <text:p>120.7</text:p>
          </table:table-cell>
          <table:table-cell office:value-type="float" office:value="999.6" table:style-name="ce1">
            <text:p>999.6</text:p>
          </table:table-cell>
          <table:table-cell office:value-type="float" office:value="1.48" table:style-name="ce1">
            <text:p>1.4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7.7" table:style-name="ce1">
            <text:p>117.7</text:p>
          </table:table-cell>
          <table:table-cell office:value-type="float" office:value="999.6" table:style-name="ce1">
            <text:p>999.6</text:p>
          </table:table-cell>
          <table:table-cell office:value-type="float" office:value="1.4430000000000001" table:style-name="ce1">
            <text:p>1.4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6.3" table:style-name="ce1">
            <text:p>116.3</text:p>
          </table:table-cell>
          <table:table-cell office:value-type="float" office:value="999.6" table:style-name="ce1">
            <text:p>999.6</text:p>
          </table:table-cell>
          <table:table-cell office:value-type="float" office:value="1.4259999999999999" table:style-name="ce1">
            <text:p>1.426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4.9" table:style-name="ce1">
            <text:p>114.9</text:p>
          </table:table-cell>
          <table:table-cell office:value-type="float" office:value="999.6" table:style-name="ce1">
            <text:p>999.6</text:p>
          </table:table-cell>
          <table:table-cell office:value-type="float" office:value="1.409" table:style-name="ce1">
            <text:p>1.40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.5</text:p>
          </table:table-cell>
          <table:table-cell office:value-type="float" office:value="999.6" table:style-name="ce1">
            <text:p>999.6</text:p>
          </table:table-cell>
          <table:table-cell office:value-type="float" office:value="1.3919999999999999" table:style-name="ce1">
            <text:p>1.39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2.3" table:style-name="ce1">
            <text:p>112.3</text:p>
          </table:table-cell>
          <table:table-cell office:value-type="float" office:value="999.6" table:style-name="ce1">
            <text:p>999.6</text:p>
          </table:table-cell>
          <table:table-cell office:value-type="float" office:value="1.377" table:style-name="ce1">
            <text:p>1.37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0.8" table:style-name="ce1">
            <text:p>110.8</text:p>
          </table:table-cell>
          <table:table-cell office:value-type="float" office:value="999.6" table:style-name="ce1">
            <text:p>999.6</text:p>
          </table:table-cell>
          <table:table-cell office:value-type="float" office:value="1.3580000000000001" table:style-name="ce1">
            <text:p>1.35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7" table:style-name="ce1">
            <text:p>109.7</text:p>
          </table:table-cell>
          <table:table-cell office:value-type="float" office:value="999.6" table:style-name="ce1">
            <text:p>999.6</text:p>
          </table:table-cell>
          <table:table-cell office:value-type="float" office:value="1.345" table:style-name="ce1">
            <text:p>1.34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20.8" table:style-name="ce1">
            <text:p>120.8</text:p>
          </table:table-cell>
          <table:table-cell office:value-type="float" office:value="999.6" table:style-name="ce1">
            <text:p>999.6</text:p>
          </table:table-cell>
          <table:table-cell office:value-type="float" office:value="1.4810000000000001" table:style-name="ce1">
            <text:p>1.48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7.8" table:style-name="ce1">
            <text:p>117.8</text:p>
          </table:table-cell>
          <table:table-cell office:value-type="float" office:value="999.6" table:style-name="ce1">
            <text:p>999.6</text:p>
          </table:table-cell>
          <table:table-cell office:value-type="float" office:value="1.444" table:style-name="ce1">
            <text:p>1.44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6.4" table:style-name="ce1">
            <text:p>116.4</text:p>
          </table:table-cell>
          <table:table-cell office:value-type="float" office:value="999.6" table:style-name="ce1">
            <text:p>999.6</text:p>
          </table:table-cell>
          <table:table-cell office:value-type="float" office:value="1.427" table:style-name="ce1">
            <text:p>1.42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99.6" table:style-name="ce1">
            <text:p>999.6</text:p>
          </table:table-cell>
          <table:table-cell office:value-type="float" office:value="1.41" table:style-name="ce1">
            <text:p>1.4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3.6" table:style-name="ce1">
            <text:p>113.6</text:p>
          </table:table-cell>
          <table:table-cell office:value-type="float" office:value="999.6" table:style-name="ce1">
            <text:p>999.6</text:p>
          </table:table-cell>
          <table:table-cell office:value-type="float" office:value="1.393" table:style-name="ce1">
            <text:p>1.39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2.3" table:style-name="ce1">
            <text:p>112.3</text:p>
          </table:table-cell>
          <table:table-cell office:value-type="float" office:value="999.6" table:style-name="ce1">
            <text:p>999.6</text:p>
          </table:table-cell>
          <table:table-cell office:value-type="float" office:value="1.377" table:style-name="ce1">
            <text:p>1.37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2" table:style-name="ce1">
            <text:p>109.2</text:p>
          </table:table-cell>
          <table:table-cell office:value-type="float" office:value="999.6" table:style-name="ce1">
            <text:p>999.6</text:p>
          </table:table-cell>
          <table:table-cell office:value-type="float" office:value="1.339" table:style-name="ce1">
            <text:p>1.33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8" table:style-name="ce1">
            <text:p>107.8</text:p>
          </table:table-cell>
          <table:table-cell office:value-type="float" office:value="999.6" table:style-name="ce1">
            <text:p>999.6</text:p>
          </table:table-cell>
          <table:table-cell office:value-type="float" office:value="1.3220000000000001" table:style-name="ce1">
            <text:p>1.32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6" table:style-name="ce1">
            <text:p>106.6</text:p>
          </table:table-cell>
          <table:table-cell office:value-type="float" office:value="999.6" table:style-name="ce1">
            <text:p>999.6</text:p>
          </table:table-cell>
          <table:table-cell office:value-type="float" office:value="1.3069999999999999" table:style-name="ce1">
            <text:p>1.30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7.7" table:style-name="ce1">
            <text:p>117.7</text:p>
          </table:table-cell>
          <table:table-cell office:value-type="float" office:value="999.6" table:style-name="ce1">
            <text:p>999.6</text:p>
          </table:table-cell>
          <table:table-cell office:value-type="float" office:value="1.4430000000000001" table:style-name="ce1">
            <text:p>1.4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6.4" table:style-name="ce1">
            <text:p>116.4</text:p>
          </table:table-cell>
          <table:table-cell office:value-type="float" office:value="999.6" table:style-name="ce1">
            <text:p>999.6</text:p>
          </table:table-cell>
          <table:table-cell office:value-type="float" office:value="1.427" table:style-name="ce1">
            <text:p>1.42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99.6" table:style-name="ce1">
            <text:p>999.6</text:p>
          </table:table-cell>
          <table:table-cell office:value-type="float" office:value="1.41" table:style-name="ce1">
            <text:p>1.4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3.6" table:style-name="ce1">
            <text:p>113.6</text:p>
          </table:table-cell>
          <table:table-cell office:value-type="float" office:value="999.6" table:style-name="ce1">
            <text:p>999.6</text:p>
          </table:table-cell>
          <table:table-cell office:value-type="float" office:value="1.393" table:style-name="ce1">
            <text:p>1.39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.5</text:p>
          </table:table-cell>
          <table:table-cell office:value-type="float" office:value="999.6" table:style-name="ce1">
            <text:p>999.6</text:p>
          </table:table-cell>
          <table:table-cell office:value-type="float" office:value="1.355" table:style-name="ce1">
            <text:p>1.35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1" table:style-name="ce1">
            <text:p>109.1</text:p>
          </table:table-cell>
          <table:table-cell office:value-type="float" office:value="999.6" table:style-name="ce1">
            <text:p>999.6</text:p>
          </table:table-cell>
          <table:table-cell office:value-type="float" office:value="1.3380000000000001" table:style-name="ce1">
            <text:p>1.33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7" table:style-name="ce1">
            <text:p>107.7</text:p>
          </table:table-cell>
          <table:table-cell office:value-type="float" office:value="999.6" table:style-name="ce1">
            <text:p>999.6</text:p>
          </table:table-cell>
          <table:table-cell office:value-type="float" office:value="1.32" table:style-name="ce1">
            <text:p>1.3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99.6" table:style-name="ce1">
            <text:p>999.6</text:p>
          </table:table-cell>
          <table:table-cell office:value-type="float" office:value="1.3240000000000001" table:style-name="ce1">
            <text:p>1.32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1" table:style-name="ce1">
            <text:p>105.1</text:p>
          </table:table-cell>
          <table:table-cell office:value-type="float" office:value="999.6" table:style-name="ce1">
            <text:p>999.6</text:p>
          </table:table-cell>
          <table:table-cell office:value-type="float" office:value="1.2889999999999999" table:style-name="ce1">
            <text:p>1.28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99.6" table:style-name="ce1">
            <text:p>999.6</text:p>
          </table:table-cell>
          <table:table-cell office:value-type="float" office:value="1.41" table:style-name="ce1">
            <text:p>1.4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3.6" table:style-name="ce1">
            <text:p>113.6</text:p>
          </table:table-cell>
          <table:table-cell office:value-type="float" office:value="999.6" table:style-name="ce1">
            <text:p>999.6</text:p>
          </table:table-cell>
          <table:table-cell office:value-type="float" office:value="1.393" table:style-name="ce1">
            <text:p>1.39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2.2" table:style-name="ce1">
            <text:p>112.2</text:p>
          </table:table-cell>
          <table:table-cell office:value-type="float" office:value="999.6" table:style-name="ce1">
            <text:p>999.6</text:p>
          </table:table-cell>
          <table:table-cell office:value-type="float" office:value="1.3759999999999999" table:style-name="ce1">
            <text:p>1.376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0.6" table:style-name="ce1">
            <text:p>110.6</text:p>
          </table:table-cell>
          <table:table-cell office:value-type="float" office:value="999.6" table:style-name="ce1">
            <text:p>999.6</text:p>
          </table:table-cell>
          <table:table-cell office:value-type="float" office:value="1.3560000000000001" table:style-name="ce1">
            <text:p>1.356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2" table:style-name="ce1">
            <text:p>109.2</text:p>
          </table:table-cell>
          <table:table-cell office:value-type="float" office:value="999.6" table:style-name="ce1">
            <text:p>999.6</text:p>
          </table:table-cell>
          <table:table-cell office:value-type="float" office:value="1.339" table:style-name="ce1">
            <text:p>1.33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8" table:style-name="ce1">
            <text:p>107.8</text:p>
          </table:table-cell>
          <table:table-cell office:value-type="float" office:value="999.6" table:style-name="ce1">
            <text:p>999.6</text:p>
          </table:table-cell>
          <table:table-cell office:value-type="float" office:value="1.3220000000000001" table:style-name="ce1">
            <text:p>1.32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4" table:style-name="ce1">
            <text:p>106.4</text:p>
          </table:table-cell>
          <table:table-cell office:value-type="float" office:value="999.6" table:style-name="ce1">
            <text:p>999.6</text:p>
          </table:table-cell>
          <table:table-cell office:value-type="float" office:value="1.304" table:style-name="ce1">
            <text:p>1.30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7" table:style-name="ce1">
            <text:p>106.7</text:p>
          </table:table-cell>
          <table:table-cell office:value-type="float" office:value="999.6" table:style-name="ce1">
            <text:p>999.6</text:p>
          </table:table-cell>
          <table:table-cell office:value-type="float" office:value="1.3080000000000001" table:style-name="ce1">
            <text:p>1.30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7" table:style-name="ce1">
            <text:p>103.7</text:p>
          </table:table-cell>
          <table:table-cell office:value-type="float" office:value="999.6" table:style-name="ce1">
            <text:p>999.6</text:p>
          </table:table-cell>
          <table:table-cell office:value-type="float" office:value="1.2709999999999999" table:style-name="ce1">
            <text:p>1.27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999.6" table:style-name="ce1">
            <text:p>999.6</text:p>
          </table:table-cell>
          <table:table-cell office:value-type="float" office:value="1.373" table:style-name="ce1">
            <text:p>1.37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.5</text:p>
          </table:table-cell>
          <table:table-cell office:value-type="float" office:value="999.6" table:style-name="ce1">
            <text:p>999.6</text:p>
          </table:table-cell>
          <table:table-cell office:value-type="float" office:value="1.355" table:style-name="ce1">
            <text:p>1.35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1" table:style-name="ce1">
            <text:p>109.1</text:p>
          </table:table-cell>
          <table:table-cell office:value-type="float" office:value="999.6" table:style-name="ce1">
            <text:p>999.6</text:p>
          </table:table-cell>
          <table:table-cell office:value-type="float" office:value="1.3380000000000001" table:style-name="ce1">
            <text:p>1.33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4" table:style-name="ce1">
            <text:p>109.4</text:p>
          </table:table-cell>
          <table:table-cell office:value-type="float" office:value="999.6" table:style-name="ce1">
            <text:p>999.6</text:p>
          </table:table-cell>
          <table:table-cell office:value-type="float" office:value="1.341" table:style-name="ce1">
            <text:p>1.34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9" table:style-name="ce1">
            <text:p>107.9</text:p>
          </table:table-cell>
          <table:table-cell office:value-type="float" office:value="999.6" table:style-name="ce1">
            <text:p>999.6</text:p>
          </table:table-cell>
          <table:table-cell office:value-type="float" office:value="1.323" table:style-name="ce1">
            <text:p>1.32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.5</text:p>
          </table:table-cell>
          <table:table-cell office:value-type="float" office:value="999.6" table:style-name="ce1">
            <text:p>999.6</text:p>
          </table:table-cell>
          <table:table-cell office:value-type="float" office:value="1.306" table:style-name="ce1">
            <text:p>1.306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1" table:style-name="ce1">
            <text:p>105.1</text:p>
          </table:table-cell>
          <table:table-cell office:value-type="float" office:value="999.6" table:style-name="ce1">
            <text:p>999.6</text:p>
          </table:table-cell>
          <table:table-cell office:value-type="float" office:value="1.2889999999999999" table:style-name="ce1">
            <text:p>1.28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3" table:style-name="ce1">
            <text:p>105.3</text:p>
          </table:table-cell>
          <table:table-cell office:value-type="float" office:value="999.6" table:style-name="ce1">
            <text:p>999.6</text:p>
          </table:table-cell>
          <table:table-cell office:value-type="float" office:value="1.2909999999999999" table:style-name="ce1">
            <text:p>1.29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1.4" table:style-name="ce1">
            <text:p>101.4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999.6" table:style-name="ce1">
            <text:p>999.6</text:p>
          </table:table-cell>
          <table:table-cell office:value-type="float" office:value="1.3360000000000001" table:style-name="ce1">
            <text:p>1.336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6" table:style-name="ce1">
            <text:p>107.6</text:p>
          </table:table-cell>
          <table:table-cell office:value-type="float" office:value="999.6" table:style-name="ce1">
            <text:p>999.6</text:p>
          </table:table-cell>
          <table:table-cell office:value-type="float" office:value="1.319" table:style-name="ce1">
            <text:p>1.31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9" table:style-name="ce1">
            <text:p>107.9</text:p>
          </table:table-cell>
          <table:table-cell office:value-type="float" office:value="999.6" table:style-name="ce1">
            <text:p>999.6</text:p>
          </table:table-cell>
          <table:table-cell office:value-type="float" office:value="1.323" table:style-name="ce1">
            <text:p>1.32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3" table:style-name="ce1">
            <text:p>106.3</text:p>
          </table:table-cell>
          <table:table-cell office:value-type="float" office:value="999.6" table:style-name="ce1">
            <text:p>999.6</text:p>
          </table:table-cell>
          <table:table-cell office:value-type="float" office:value="1.3029999999999999" table:style-name="ce1">
            <text:p>1.30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4.9" table:style-name="ce1">
            <text:p>104.9</text:p>
          </table:table-cell>
          <table:table-cell office:value-type="float" office:value="999.6" table:style-name="ce1">
            <text:p>999.6</text:p>
          </table:table-cell>
          <table:table-cell office:value-type="float" office:value="1.286" table:style-name="ce1">
            <text:p>1.286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2" table:style-name="ce1">
            <text:p>105.2</text:p>
          </table:table-cell>
          <table:table-cell office:value-type="float" office:value="999.6" table:style-name="ce1">
            <text:p>999.6</text:p>
          </table:table-cell>
          <table:table-cell office:value-type="float" office:value="1.29" table:style-name="ce1">
            <text:p>1.2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7" table:style-name="ce1">
            <text:p>103.7</text:p>
          </table:table-cell>
          <table:table-cell office:value-type="float" office:value="999.6" table:style-name="ce1">
            <text:p>999.6</text:p>
          </table:table-cell>
          <table:table-cell office:value-type="float" office:value="1.2709999999999999" table:style-name="ce1">
            <text:p>1.27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1.4" table:style-name="ce1">
            <text:p>101.4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1.4" table:style-name="ce1">
            <text:p>101.4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3.3" table:style-name="ce1">
            <text:p>113.3</text:p>
          </table:table-cell>
          <table:table-cell office:value-type="float" office:value="999.6" table:style-name="ce1">
            <text:p>999.6</text:p>
          </table:table-cell>
          <table:table-cell office:value-type="float" office:value="1.389" table:style-name="ce1">
            <text:p>1.38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1.9" table:style-name="ce1">
            <text:p>111.9</text:p>
          </table:table-cell>
          <table:table-cell office:value-type="float" office:value="999.6" table:style-name="ce1">
            <text:p>999.6</text:p>
          </table:table-cell>
          <table:table-cell office:value-type="float" office:value="1.3720000000000001" table:style-name="ce1">
            <text:p>1.37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2.1" table:style-name="ce1">
            <text:p>112.1</text:p>
          </table:table-cell>
          <table:table-cell office:value-type="float" office:value="999.6" table:style-name="ce1">
            <text:p>999.6</text:p>
          </table:table-cell>
          <table:table-cell office:value-type="float" office:value="1.3740000000000001" table:style-name="ce1">
            <text:p>1.37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0.7" table:style-name="ce1">
            <text:p>110.7</text:p>
          </table:table-cell>
          <table:table-cell office:value-type="float" office:value="999.6" table:style-name="ce1">
            <text:p>999.6</text:p>
          </table:table-cell>
          <table:table-cell office:value-type="float" office:value="1.357" table:style-name="ce1">
            <text:p>1.35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3" table:style-name="ce1">
            <text:p>109.3</text:p>
          </table:table-cell>
          <table:table-cell office:value-type="float" office:value="999.6" table:style-name="ce1">
            <text:p>999.6</text:p>
          </table:table-cell>
          <table:table-cell office:value-type="float" office:value="1.34" table:style-name="ce1">
            <text:p>1.3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6" table:style-name="ce1">
            <text:p>109.6</text:p>
          </table:table-cell>
          <table:table-cell office:value-type="float" office:value="999.6" table:style-name="ce1">
            <text:p>999.6</text:p>
          </table:table-cell>
          <table:table-cell office:value-type="float" office:value="1.3440000000000001" table:style-name="ce1">
            <text:p>1.34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8.1" table:style-name="ce1">
            <text:p>108.1</text:p>
          </table:table-cell>
          <table:table-cell office:value-type="float" office:value="999.6" table:style-name="ce1">
            <text:p>999.6</text:p>
          </table:table-cell>
          <table:table-cell office:value-type="float" office:value="1.325" table:style-name="ce1">
            <text:p>1.32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7" table:style-name="ce1">
            <text:p>106.7</text:p>
          </table:table-cell>
          <table:table-cell office:value-type="float" office:value="999.6" table:style-name="ce1">
            <text:p>999.6</text:p>
          </table:table-cell>
          <table:table-cell office:value-type="float" office:value="1.3080000000000001" table:style-name="ce1">
            <text:p>1.30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.5</text:p>
          </table:table-cell>
          <table:table-cell office:value-type="float" office:value="999.6" table:style-name="ce1">
            <text:p>999.6</text:p>
          </table:table-cell>
          <table:table-cell office:value-type="float" office:value="1.355" table:style-name="ce1">
            <text:p>1.35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1" table:style-name="ce1">
            <text:p>109.1</text:p>
          </table:table-cell>
          <table:table-cell office:value-type="float" office:value="999.6" table:style-name="ce1">
            <text:p>999.6</text:p>
          </table:table-cell>
          <table:table-cell office:value-type="float" office:value="1.3380000000000001" table:style-name="ce1">
            <text:p>1.33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6" table:style-name="ce1">
            <text:p>107.6</text:p>
          </table:table-cell>
          <table:table-cell office:value-type="float" office:value="999.6" table:style-name="ce1">
            <text:p>999.6</text:p>
          </table:table-cell>
          <table:table-cell office:value-type="float" office:value="1.319" table:style-name="ce1">
            <text:p>1.31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8" table:style-name="ce1">
            <text:p>107.8</text:p>
          </table:table-cell>
          <table:table-cell office:value-type="float" office:value="999.6" table:style-name="ce1">
            <text:p>999.6</text:p>
          </table:table-cell>
          <table:table-cell office:value-type="float" office:value="1.3220000000000001" table:style-name="ce1">
            <text:p>1.32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3" table:style-name="ce1">
            <text:p>106.3</text:p>
          </table:table-cell>
          <table:table-cell office:value-type="float" office:value="999.6" table:style-name="ce1">
            <text:p>999.6</text:p>
          </table:table-cell>
          <table:table-cell office:value-type="float" office:value="1.3029999999999999" table:style-name="ce1">
            <text:p>1.30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6" table:style-name="ce1">
            <text:p>106.6</text:p>
          </table:table-cell>
          <table:table-cell office:value-type="float" office:value="999.6" table:style-name="ce1">
            <text:p>999.6</text:p>
          </table:table-cell>
          <table:table-cell office:value-type="float" office:value="1.3069999999999999" table:style-name="ce1">
            <text:p>1.30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8" table:style-name="ce1">
            <text:p>106.8</text:p>
          </table:table-cell>
          <table:table-cell office:value-type="float" office:value="999.6" table:style-name="ce1">
            <text:p>999.6</text:p>
          </table:table-cell>
          <table:table-cell office:value-type="float" office:value="1.3089999999999999" table:style-name="ce1">
            <text:p>1.30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3" table:style-name="ce1">
            <text:p>105.3</text:p>
          </table:table-cell>
          <table:table-cell office:value-type="float" office:value="999.6" table:style-name="ce1">
            <text:p>999.6</text:p>
          </table:table-cell>
          <table:table-cell office:value-type="float" office:value="1.2909999999999999" table:style-name="ce1">
            <text:p>1.29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9.3" table:style-name="ce1">
            <text:p>109.3</text:p>
          </table:table-cell>
          <table:table-cell office:value-type="float" office:value="999.6" table:style-name="ce1">
            <text:p>999.6</text:p>
          </table:table-cell>
          <table:table-cell office:value-type="float" office:value="1.34" table:style-name="ce1">
            <text:p>1.3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7.8" table:style-name="ce1">
            <text:p>107.8</text:p>
          </table:table-cell>
          <table:table-cell office:value-type="float" office:value="999.6" table:style-name="ce1">
            <text:p>999.6</text:p>
          </table:table-cell>
          <table:table-cell office:value-type="float" office:value="1.3220000000000001" table:style-name="ce1">
            <text:p>1.32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2" table:style-name="ce1">
            <text:p>106.2</text:p>
          </table:table-cell>
          <table:table-cell office:value-type="float" office:value="999.6" table:style-name="ce1">
            <text:p>999.6</text:p>
          </table:table-cell>
          <table:table-cell office:value-type="float" office:value="1.302" table:style-name="ce1">
            <text:p>1.302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4" table:style-name="ce1">
            <text:p>106.4</text:p>
          </table:table-cell>
          <table:table-cell office:value-type="float" office:value="999.6" table:style-name="ce1">
            <text:p>999.6</text:p>
          </table:table-cell>
          <table:table-cell office:value-type="float" office:value="1.304" table:style-name="ce1">
            <text:p>1.30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6" table:style-name="ce1">
            <text:p>106.6</text:p>
          </table:table-cell>
          <table:table-cell office:value-type="float" office:value="999.6" table:style-name="ce1">
            <text:p>999.6</text:p>
          </table:table-cell>
          <table:table-cell office:value-type="float" office:value="1.3069999999999999" table:style-name="ce1">
            <text:p>1.30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1" table:style-name="ce1">
            <text:p>105.1</text:p>
          </table:table-cell>
          <table:table-cell office:value-type="float" office:value="999.6" table:style-name="ce1">
            <text:p>999.6</text:p>
          </table:table-cell>
          <table:table-cell office:value-type="float" office:value="1.2889999999999999" table:style-name="ce1">
            <text:p>1.28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3" table:style-name="ce1">
            <text:p>105.3</text:p>
          </table:table-cell>
          <table:table-cell office:value-type="float" office:value="999.6" table:style-name="ce1">
            <text:p>999.6</text:p>
          </table:table-cell>
          <table:table-cell office:value-type="float" office:value="1.2909999999999999" table:style-name="ce1">
            <text:p>1.29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8" table:style-name="ce1">
            <text:p>103.8</text:p>
          </table:table-cell>
          <table:table-cell office:value-type="float" office:value="999.6" table:style-name="ce1">
            <text:p>999.6</text:p>
          </table:table-cell>
          <table:table-cell office:value-type="float" office:value="1.2729999999999999" table:style-name="ce1">
            <text:p>1.27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6.4" table:style-name="ce1">
            <text:p>106.4</text:p>
          </table:table-cell>
          <table:table-cell office:value-type="float" office:value="999.6" table:style-name="ce1">
            <text:p>999.6</text:p>
          </table:table-cell>
          <table:table-cell office:value-type="float" office:value="1.304" table:style-name="ce1">
            <text:p>1.30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4.8" table:style-name="ce1">
            <text:p>104.8</text:p>
          </table:table-cell>
          <table:table-cell office:value-type="float" office:value="999.6" table:style-name="ce1">
            <text:p>999.6</text:p>
          </table:table-cell>
          <table:table-cell office:value-type="float" office:value="1.2849999999999999" table:style-name="ce1">
            <text:p>1.285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999.6" table:style-name="ce1">
            <text:p>999.6</text:p>
          </table:table-cell>
          <table:table-cell office:value-type="float" office:value="1.2869999999999999" table:style-name="ce1">
            <text:p>1.28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1" table:style-name="ce1">
            <text:p>105.1</text:p>
          </table:table-cell>
          <table:table-cell office:value-type="float" office:value="999.6" table:style-name="ce1">
            <text:p>999.6</text:p>
          </table:table-cell>
          <table:table-cell office:value-type="float" office:value="1.2889999999999999" table:style-name="ce1">
            <text:p>1.28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6" table:style-name="ce1">
            <text:p>103.6</text:p>
          </table:table-cell>
          <table:table-cell office:value-type="float" office:value="999.6" table:style-name="ce1">
            <text:p>999.6</text:p>
          </table:table-cell>
          <table:table-cell office:value-type="float" office:value="1.27" table:style-name="ce1">
            <text:p>1.27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7" table:style-name="ce1">
            <text:p>103.7</text:p>
          </table:table-cell>
          <table:table-cell office:value-type="float" office:value="999.6" table:style-name="ce1">
            <text:p>999.6</text:p>
          </table:table-cell>
          <table:table-cell office:value-type="float" office:value="1.2709999999999999" table:style-name="ce1">
            <text:p>1.27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9" table:style-name="ce1">
            <text:p>103.9</text:p>
          </table:table-cell>
          <table:table-cell office:value-type="float" office:value="999.6" table:style-name="ce1">
            <text:p>999.6</text:p>
          </table:table-cell>
          <table:table-cell office:value-type="float" office:value="1.274" table:style-name="ce1">
            <text:p>1.274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1.4" table:style-name="ce1">
            <text:p>101.4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5.1" table:style-name="ce1">
            <text:p>105.1</text:p>
          </table:table-cell>
          <table:table-cell office:value-type="float" office:value="999.6" table:style-name="ce1">
            <text:p>999.6</text:p>
          </table:table-cell>
          <table:table-cell office:value-type="float" office:value="1.2889999999999999" table:style-name="ce1">
            <text:p>1.28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4" table:style-name="ce1">
            <text:p>103.4</text:p>
          </table:table-cell>
          <table:table-cell office:value-type="float" office:value="999.6" table:style-name="ce1">
            <text:p>999.6</text:p>
          </table:table-cell>
          <table:table-cell office:value-type="float" office:value="1.268" table:style-name="ce1">
            <text:p>1.268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.5</text:p>
          </table:table-cell>
          <table:table-cell office:value-type="float" office:value="999.6" table:style-name="ce1">
            <text:p>999.6</text:p>
          </table:table-cell>
          <table:table-cell office:value-type="float" office:value="1.2689999999999999" table:style-name="ce1">
            <text:p>1.269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3.7" table:style-name="ce1">
            <text:p>103.7</text:p>
          </table:table-cell>
          <table:table-cell office:value-type="float" office:value="999.6" table:style-name="ce1">
            <text:p>999.6</text:p>
          </table:table-cell>
          <table:table-cell office:value-type="float" office:value="1.2709999999999999" table:style-name="ce1">
            <text:p>1.271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1.4" table:style-name="ce1">
            <text:p>101.4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1.4" table:style-name="ce1">
            <text:p>101.4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1.4" table:style-name="ce1">
            <text:p>101.4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style-name="ro1">
          <table:table-cell office:value-type="float" office:value="101.4" table:style-name="ce1">
            <text:p>101.4</text:p>
          </table:table-cell>
          <table:table-cell office:value-type="float" office:value="999.6" table:style-name="ce1">
            <text:p>999.6</text:p>
          </table:table-cell>
          <table:table-cell office:value-type="float" office:value="1.2430000000000001" table:style-name="ce1">
            <text:p>1.243</text:p>
          </table:table-cell>
          <table:table-cell office:value-type="float" office:value="1.2689999999999999E-3" table:style-name="ce1">
            <text:p>0.001269</text:p>
          </table:table-cell>
          <table:table-cell office:value-type="float" office:value="1.7819999999999999E-5" table:style-name="ce1">
            <text:p>0.00001782</text:p>
          </table:table-cell>
          <table:table-cell table:number-columns-repeated="16379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yosam_000</meta:initial-creator>
    <dc:creator>Vincenzo</dc:creator>
    <meta:creation-date>2018-09-28T13:51:47Z</meta:creation-date>
    <dc:date>2018-09-29T23:38:33Z</dc:date>
    <meta:editing-cycles>1</meta:editing-cycles>
    <meta:editing-duration>PT4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